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text-properties officeooo:rsid="001ccef2" officeooo:paragraph-rsid="001ccef2"/>
    </style:style>
    <style:style style:name="P3" style:family="paragraph" style:parent-style-name="Text_20_body">
      <style:text-properties fo:font-size="8pt" fo:font-weight="bold" officeooo:rsid="001ccef2" officeooo:paragraph-rsid="001ccef2" style:font-size-asian="8pt" style:font-weight-asian="bold" style:font-size-complex="8pt" style:font-weight-complex="bold"/>
    </style:style>
    <style:style style:name="P4" style:family="paragraph" style:parent-style-name="Text_20_body">
      <style:text-properties fo:font-size="12pt" fo:font-weight="normal" officeooo:rsid="001ccef2" officeooo:paragraph-rsid="001ccef2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mplos reais de uso</text:p>
      <text:p text:style-name="Text_20_body"/>
      <text:p text:style-name="Text_20_body"/>
      <text:h text:style-name="P1" text:outline-level="2">Calendario escolar 2024-2025</text:h>
      <text:p text:style-name="Text_20_body"><text:a xlink:type="simple" xlink:href="https://abertos.xunta.gal/catalogo/ensino-formacion/-/dataset/0614/calendario-escolar-2024-2025" text:style-name="Internet_20_link" text:visited-style-name="Visited_20_Internet_20_Link">https://abertos.xunta.gal/catalogo/ensino-formacion/-/dataset/0614/calendario-escolar-2024-2025</text:a></text:p>
      <text:p text:style-name="Text_20_body"/>
      <text:p text:style-name="P2">Formato ics</text:p>
      <text:p text:style-name="P2">La extensión descargada es .ics</text:p>
      <text:p text:style-name="P2">Es legible mediante texto plano</text:p>
      <text:p text:style-name="P2">El tipo de archivo es adecuado por que contiene datos de calendario para guardar eventos.</text:p>
      <text:p text:style-name="P2">Este archivo también se puede descargar en .csv, .ods o .xlsx</text:p>
      <text:p text:style-name="P2"/>
      <text:p text:style-name="P2"/>
      <text:p text:style-name="P3">BEGIN:VCALENDAR</text:p>
      <text:p text:style-name="P3">VERSION:2.0</text:p>
      <text:p text:style-name="P3">CALSCALE:GREGORIAN</text:p>
      <text:p text:style-name="P3">METHOD:PUBLISH</text:p>
      <text:p text:style-name="P3">X-WR-CALNAME:Calendario escolar 2024-2025</text:p>
      <text:p text:style-name="P3">X-WR-TIMEZONE:Europe/Madrid</text:p>
      <text:p text:style-name="P3">BEGIN:VEVENT</text:p>
      <text:p text:style-name="P3">DTSTART;VALUE=DATE:20240901</text:p>
      <text:p text:style-name="P3">DTEND;VALUE=DATE:20250901</text:p>
      <text:p text:style-name="P3">DTSTAMP:20240909T103314Z</text:p>
      <text:p text:style-name="P3">UID:a497ad3da9e94718a6236328badc8b41@xunta.gal</text:p>
      <text:p text:style-name="P3">CREATED:20240909T103314Z</text:p>
      <text:p text:style-name="P3">DESCRIPTION:Curso académico</text:p>
      <text:p text:style-name="P3">LAST-MODIFIED:20240909T103314Z</text:p>
      <text:p text:style-name="P3">LOCATION:</text:p>
      <text:p text:style-name="P3">SEQUENCE:0</text:p>
      <text:p text:style-name="P3">STATUS:CONFIRMED</text:p>
      <text:p text:style-name="P3">SUMMARY:Curso académico</text:p>
      <text:p text:style-name="P3">TRANSP:TRANSPARENT</text:p>
      <text:p text:style-name="P3">END:VEVENT</text:p>
      <text:p text:style-name="P3">BEGIN:VEVENT</text:p>
      <text:p text:style-name="P3">DTSTART;VALUE=DATE:20240911</text:p>
      <text:p text:style-name="P3">DTEND;VALUE=DATE:20250621</text:p>
      <text:p text:style-name="P3">DTSTAMP:20240909T103314Z</text:p>
      <text:p text:style-name="P3">UID:141fb4253e88438f8be95a4aafffcc3b@xunta.gal</text:p>
      <text:p text:style-name="P3">CREATED:20240909T103314Z</text:p>
      <text:p text:style-name="P3">DESCRIPTION:Actividades lectivas en educación infantil, educación primaria, educación secundaria obrigatoria, bacharelato, formación profesional e réxime especial (en 2º de bacharelato a impartición efectiva de clases rematará de acordo coas datas previstas para a ABAU)</text:p>
      <text:p text:style-name="P3"><text:soft-page-break/>LAST-MODIFIED:20240909T103314Z</text:p>
      <text:p text:style-name="P3">LOCATION:</text:p>
      <text:p text:style-name="P3">SEQUENCE:0</text:p>
      <text:p text:style-name="P3">STATUS:CONFIRMED</text:p>
      <text:p text:style-name="P3">SUMMARY:Actividades lectivas en educación infantil, educación primaria, educación secundaria obrigatoria, bacharelato, formación profesional e réxime especial (en 2º de bacharelato a impartición efectiva de clases rematará de acordo coas datas previstas para a ABAU)</text:p>
      <text:p text:style-name="P3">TRANSP:TRANSPARENT</text:p>
      <text:p text:style-name="P3">END:VEVENT</text:p>
      <text:p text:style-name="P3">BEGIN:VEVENT</text:p>
      <text:p text:style-name="P3">DTSTART;VALUE=DATE:20240911</text:p>
      <text:p text:style-name="P3">DTEND;VALUE=DATE:20250621</text:p>
      <text:p text:style-name="P3">DTSTAMP:20240909T103314Z</text:p>
      <text:p text:style-name="P3">UID:5151f3c9ea044660b898157fe93479f1@xunta.gal</text:p>
      <text:p text:style-name="P3">CREATED:20240909T103314Z</text:p>
      <text:p text:style-name="P3">DESCRIPTION:Funcionamento dos comedores escolares dos centros públicos</text:p>
      <text:p text:style-name="P3">LAST-MODIFIED:20240909T103314Z</text:p>
      <text:p text:style-name="P3">LOCATION:</text:p>
      <text:p text:style-name="P3">SEQUENCE:0</text:p>
      <text:p text:style-name="P3">STATUS:CONFIRMED</text:p>
      <text:p text:style-name="P3">SUMMARY:Funcionamento dos comedores escolares dos centros públicos</text:p>
      <text:p text:style-name="P3">TRANSP:TRANSPARENT</text:p>
      <text:p text:style-name="P3">END:VEVENT</text:p>
      <text:p text:style-name="P3"/>
      <text:p text:style-name="P3"/>
      <text:p text:style-name="P4"/>
      <text:p text:style-name="P4"/>
      <text:h text:style-name="P1" text:outline-level="2">Plan Básico Autonómico de Galicia. Afeccións de defensa</text:h>
      <text:p text:style-name="Text_20_body"><text:a xlink:type="simple" xlink:href="https://abertos.xunta.gal/catalogo/territorio-vivienda-transporte/-/dataset/0537/plan-basico-autonomico-galicia-afeccions-defensa" text:style-name="Internet_20_link" text:visited-style-name="Visited_20_Internet_20_Link">https://abertos.xunta.gal/catalogo/territorio-vivienda-transporte/-/dataset/0537/plan-basico-autonomico-galicia-afeccions-defensa</text:a></text:p>
      <text:p text:style-name="Text_20_body"/>
      <text:p text:style-name="P2">Formato WMS</text:p>
      <text:p text:style-name="P2">La estensión descargada es .xml</text:p>
      <text:p text:style-name="P2">Es legible mediante texto plano</text:p>
      <text:p text:style-name="P2">No estoy seguro si el tipo de archivo es adecuado</text:p>
      <text:p text:style-name="P2">No se ofrece otro formato para descargar</text:p>
      <text:p text:style-name="P2"/>
      <text:p text:style-name="P2"/>
      <text:p text:style-name="P3">&lt;WMS_Capabilities version="1.3.0" xsi:schemaLocation="http://www.opengis.net/wms http://schemas.opengis.net/wms/1.3.0/capabilities_1_3_0.xsd http://www.esri.com/wms https://ideg.xunta.gal/servizos/services/PBA/Afeccions_Defensa/MapServer/WmsServer?version=1.3.0%26service=WMS%26request=GetSchemaExtension"&gt;</text:p>
      <text:p text:style-name="P3">&lt;/WMS_Capabilities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1:55:17.176000000</meta:creation-date>
    <dc:date>2024-09-19T12:54:19.947000000</dc:date>
    <meta:editing-duration>PT1M9S</meta:editing-duration>
    <meta:editing-cycles>1</meta:editing-cycles>
    <meta:document-statistic meta:table-count="0" meta:image-count="0" meta:object-count="0" meta:page-count="4" meta:paragraph-count="65" meta:word-count="221" meta:character-count="2639" meta:non-whitespace-character-count="2483"/>
    <meta:generator>LibreOffice/24.2.4.2$Windows_X86_64 LibreOffice_project/51a6219feb6075d9a4c46691dcfe0cd9c4fff3c2</meta:generator>
  </office:meta>
</office:document-meta>
</file>